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Wingdings" svg:font-family="Wingding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a5df"/>
    </style:style>
    <style:style style:name="P2" style:family="paragraph">
      <style:paragraph-properties fo:text-align="start" style:writing-mode="lr-tb"/>
      <style:text-properties fo:font-size="42.3499984741211pt"/>
    </style:style>
    <style:style style:name="P3" style:family="paragraph">
      <style:paragraph-properties fo:text-align="start" style:writing-mode="lr-tb"/>
      <style:text-properties fo:font-size="24pt"/>
    </style:style>
    <style:style style:name="P4" style:family="paragraph">
      <style:paragraph-properties fo:text-align="start" style:writing-mode="lr-tb"/>
    </style:style>
    <style:style style:name="T1" style:family="text">
      <style:text-properties officeooo:rsid="0005a5df"/>
    </style:style>
    <style:style style:name="T2" style:family="text">
      <style:text-properties fo:color="#000000" style:font-name="Calibri" fo:font-size="11pt" style:font-size-asian="11pt" style:font-name-complex="Calibri" style:font-size-complex="11pt"/>
    </style:style>
    <style:style style:name="T3" style:family="text">
      <style:text-properties fo:color="#000000" style:font-name="Wingdings" fo:font-size="11pt" style:font-size-asian="11pt" style:font-name-complex="Wingdings" style:font-size-complex="11pt"/>
    </style:style>
    <style:style style:name="T4" style:family="text">
      <style:text-properties fo:color="#ff0000" style:font-name="Calibri" fo:font-size="11pt" style:font-size-asian="11pt" style:font-name-complex="Calibri" style:font-size-complex="11pt"/>
    </style:style>
    <style:style style:name="T5" style:family="text">
      <style:text-properties fo:color="#008000" style:font-name="Calibri" fo:font-size="11pt" style:font-size-asian="11pt" style:font-name-complex="Calibri" style:font-size-complex="11pt"/>
    </style:style>
    <style:style style:name="T6" style:family="text">
      <style:text-properties fo:color="#000000" style:font-name="Calibri" fo:font-size="11pt" fo:font-weight="bold" style:font-size-asian="11pt" style:font-name-complex="Calibri" style:font-size-complex="11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2.141cm" fo:padding-top="0cm" fo:padding-bottom="0cm" fo:padding-left="0cm" fo:padding-right="0cm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0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5.932cm" fo:padding-top="0cm" fo:padding-bottom="0cm" fo:padding-left="0cm" fo:padding-right="0cm" style:run-through="foreground"/>
    </style:style>
    <style:style style:name="gr5" style:family="graphic">
      <style:graphic-properties draw:stroke="solid" svg:stroke-width="0.028cm" svg:stroke-color="#ff0000" draw:marker-start="" draw:marker-end="" draw:fill="none" fo:padding-top="0.014cm" fo:padding-bottom="0.014cm" fo:padding-left="0.014cm" fo:padding-right="0.014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2.736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2.914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9.89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6.011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5.219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2.139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8.35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3.141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.909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2.305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5.771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5.468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6.932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6.287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2.842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4.173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5.392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6.316cm" fo:padding-top="0cm" fo:padding-bottom="0cm" fo:padding-left="0cm" fo:padding-right="0cm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2.933cm" fo:padding-top="0cm" fo:padding-bottom="0cm" fo:padding-left="0cm" fo:padding-right="0cm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0.185cm" fo:padding-top="0cm" fo:padding-bottom="0cm" fo:padding-left="0cm" fo:padding-right="0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3.049cm" fo:padding-top="0cm" fo:padding-bottom="0cm" fo:padding-left="0cm" fo:padding-right="0cm" style:run-through="foreground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2cm" fo:padding-top="0cm" fo:padding-bottom="0cm" fo:padding-left="0cm" fo:padding-right="0cm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3.279cm" fo:padding-top="0cm" fo:padding-bottom="0cm" fo:padding-left="0cm" fo:padding-right="0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1.284cm" fo:padding-top="0cm" fo:padding-bottom="0cm" fo:padding-left="0cm" fo:padding-right="0cm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4.708cm" fo:padding-top="0cm" fo:padding-bottom="0cm" fo:padding-left="0cm" fo:padding-right="0cm" style:run-through="foreground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4.812cm" fo:padding-top="0cm" fo:padding-bottom="0cm" fo:padding-left="0cm" fo:padding-right="0cm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0.413cm" fo:padding-top="0cm" fo:padding-bottom="0cm" fo:padding-left="0cm" fo:padding-right="0cm" style:run-through="foreground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2.591cm" fo:padding-top="0cm" fo:padding-bottom="0cm" fo:padding-left="0cm" fo:padding-right="0cm" style:run-through="foreground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5.185cm" fo:padding-top="0cm" fo:padding-bottom="0cm" fo:padding-left="0cm" fo:padding-right="0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7.301cm" fo:padding-top="0cm" fo:padding-bottom="0cm" fo:padding-left="0cm" fo:padding-right="0cm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3.911cm" fo:padding-top="0cm" fo:padding-bottom="0cm" fo:padding-left="0cm" fo:padding-right="0cm" style:run-through="foreground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5.51cm" fo:padding-top="0cm" fo:padding-bottom="0cm" fo:padding-left="0cm" fo:padding-right="0cm" style:run-through="foreground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3.514cm" fo:padding-top="0cm" fo:padding-bottom="0cm" fo:padding-left="0cm" fo:padding-right="0cm" style:run-through="foreground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9.439cm" fo:padding-top="0cm" fo:padding-bottom="0cm" fo:padding-left="0cm" fo:padding-right="0cm" style:run-through="foreground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.914cm" fo:padding-top="0cm" fo:padding-bottom="0cm" fo:padding-left="0cm" fo:padding-right="0cm" style:run-through="foreground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4.336cm" fo:padding-top="0cm" fo:padding-bottom="0cm" fo:padding-left="0cm" fo:padding-right="0cm" style:run-through="foreground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7.474cm" fo:padding-top="0cm" fo:padding-bottom="0cm" fo:padding-left="0cm" fo:padding-right="0cm" style:run-through="foreground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0.205cm" fo:padding-top="0cm" fo:padding-bottom="0cm" fo:padding-left="0cm" fo:padding-right="0cm" style:run-through="foreground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4.062cm" fo:padding-top="0cm" fo:padding-bottom="0cm" fo:padding-left="0cm" fo:padding-right="0cm" style:run-through="foreground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9.878cm" fo:padding-top="0cm" fo:padding-bottom="0cm" fo:padding-left="0cm" fo:padding-right="0cm" style:run-through="foreground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3.822cm" fo:padding-top="0cm" fo:padding-bottom="0cm" fo:padding-left="0cm" fo:padding-right="0cm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6.16cm" fo:padding-top="0cm" fo:padding-bottom="0cm" fo:padding-left="0cm" fo:padding-right="0cm" style:run-through="foreground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3.829cm" fo:padding-top="0cm" fo:padding-bottom="0cm" fo:padding-left="0cm" fo:padding-right="0cm" style:run-through="foreground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.819cm" fo:padding-top="0cm" fo:padding-bottom="0cm" fo:padding-left="0cm" fo:padding-right="0cm" style:run-through="foreground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9.744cm" fo:padding-top="0cm" fo:padding-bottom="0cm" fo:padding-left="0cm" fo:padding-right="0cm" style:run-through="foreground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3.773cm" fo:padding-top="0cm" fo:padding-bottom="0cm" fo:padding-left="0cm" fo:padding-right="0cm" style:run-through="foreground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7.701cm" fo:padding-top="0cm" fo:padding-bottom="0cm" fo:padding-left="0cm" fo:padding-right="0cm" style:run-through="foreground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8.677cm" fo:padding-top="0cm" fo:padding-bottom="0cm" fo:padding-left="0cm" fo:padding-right="0cm" style:run-through="foreground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3.362cm" fo:padding-top="0cm" fo:padding-bottom="0cm" fo:padding-left="0cm" fo:padding-right="0cm" style:run-through="foreground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0.166cm" fo:padding-top="0cm" fo:padding-bottom="0cm" fo:padding-left="0cm" fo:padding-right="0cm" style:run-through="foreground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3.494cm" fo:padding-top="0cm" fo:padding-bottom="0cm" fo:padding-left="0cm" fo:padding-right="0cm" style:run-through="foreground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9.597cm" fo:padding-top="0cm" fo:padding-bottom="0cm" fo:padding-left="0cm" fo:padding-right="0cm" style:run-through="foreground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7.959cm" fo:padding-top="0cm" fo:padding-bottom="0cm" fo:padding-left="0cm" fo:padding-right="0cm" style:run-through="foreground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9.013cm" fo:padding-top="0cm" fo:padding-bottom="0cm" fo:padding-left="0cm" fo:padding-right="0cm" style:run-through="foreground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.954cm" fo:padding-top="0cm" fo:padding-bottom="0cm" fo:padding-left="0cm" fo:padding-right="0cm" style:run-through="foreground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7.191cm" fo:padding-top="0cm" fo:padding-bottom="0cm" fo:padding-left="0cm" fo:padding-right="0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0.325cm" fo:padding-top="0cm" fo:padding-bottom="0cm" fo:padding-left="0cm" fo:padding-right="0cm" style:run-through="foreground"/>
    </style:style>
    <style:style style:name="gr63" style:family="graphic">
      <style:graphic-properties draw:stroke="solid" svg:stroke-width="0.028cm" svg:stroke-color="#000000" draw:marker-start="" draw:marker-end="" draw:fill="none" fo:padding-top="0.014cm" fo:padding-bottom="0.014cm" fo:padding-left="0.014cm" fo:padding-right="0.014cm" style:run-through="foreground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0.272cm" fo:padding-top="0cm" fo:padding-bottom="0cm" fo:padding-left="0cm" fo:padding-right="0cm" style:run-through="foreground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.244cm" fo:padding-top="0cm" fo:padding-bottom="0cm" fo:padding-left="0cm" fo:padding-right="0cm" style:run-through="foreground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0.206cm" fo:padding-top="0cm" fo:padding-bottom="0cm" fo:padding-left="0cm" fo:padding-right="0cm" style:run-through="foreground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.004cm" fo:padding-top="0cm" fo:padding-bottom="0cm" fo:padding-left="0cm" fo:padding-right="0cm" style:run-through="foreground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4.256cm" fo:padding-top="0cm" fo:padding-bottom="0cm" fo:padding-left="0cm" fo:padding-right="0cm" style:run-through="foreground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3.283cm" fo:padding-top="0cm" fo:padding-bottom="0cm" fo:padding-left="0cm" fo:padding-right="0cm" style:run-through="foreground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2.203cm" fo:padding-top="0cm" fo:padding-bottom="0cm" fo:padding-left="0cm" fo:padding-right="0cm" style:run-through="foreground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3.356cm" fo:padding-top="0cm" fo:padding-bottom="0cm" fo:padding-left="0cm" fo:padding-right="0cm" style:run-through="foreground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4.277cm" fo:padding-top="0cm" fo:padding-bottom="0cm" fo:padding-left="0cm" fo:padding-right="0cm" style:run-through="foreground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.042cm" fo:padding-top="0cm" fo:padding-bottom="0cm" fo:padding-left="0cm" fo:padding-right="0cm" style:run-through="foreground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0.092cm" fo:padding-top="0cm" fo:padding-bottom="0cm" fo:padding-left="0cm" fo:padding-right="0cm" style:run-through="foreground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3.478cm" fo:padding-top="0cm" fo:padding-bottom="0cm" fo:padding-left="0cm" fo:padding-right="0cm" style:run-through="foreground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4.748cm" fo:padding-top="0cm" fo:padding-bottom="0cm" fo:padding-left="0cm" fo:padding-right="0cm" style:run-through="foreground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3.052cm" fo:padding-top="0cm" fo:padding-bottom="0cm" fo:padding-left="0cm" fo:padding-right="0cm" style:run-through="foreground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5.513cm" fo:padding-top="0cm" fo:padding-bottom="0cm" fo:padding-left="0cm" fo:padding-right="0cm" style:run-through="foreground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5.152cm" fo:padding-top="0cm" fo:padding-bottom="0cm" fo:padding-left="0cm" fo:padding-right="0cm" style:run-through="foreground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0.754cm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frame draw:style-name="gr2" draw:text-style-name="P3" svg:width="2.237cm" svg:height="0.477cm" svg:x="-0.296cm" svg:y="0cm"><draw:text-box><text:p text:style-name="P2"><text:span text:style-name="T2">Lancement 1) </text:span></text:p></draw:text-box></draw:frame><draw:frame draw:style-name="gr3" draw:text-style-name="P3" svg:width="0.35cm" svg:height="0.433cm" svg:x="0.339cm" svg:y="0.808cm"><draw:text-box><text:p text:style-name="P2"><text:span text:style-name="T3"></text:span></text:p></draw:text-box></draw:frame><draw:frame draw:style-name="gr4" draw:text-style-name="P3" svg:width="6.072cm" svg:height="0.477cm" svg:x="0.974cm" svg:y="0.787cm"><draw:text-box><text:p text:style-name="P2"><text:span text:style-name="T2">Lancer l'application sans avoir d'erreur</text:span></text:p></draw:text-box></draw:frame><draw:line draw:style-name="gr5" svg:x1="-0.297cm" svg:y1="1.988cm" svg:x2="2.649cm" svg:y2="1.988cm"><text:p/></draw:line><draw:frame draw:style-name="gr6" draw:text-style-name="P3" svg:width="2.948cm" svg:height="0.477cm" svg:x="-0.296cm" svg:y="1.577cm"><draw:text-box><text:p text:style-name="P2"><text:span text:style-name="T4">I ) Authentification</text:span></text:p></draw:text-box></draw:frame><draw:frame draw:style-name="gr7" draw:text-style-name="P3" svg:width="3.013cm" svg:height="0.477cm" svg:x="-0.296cm" svg:y="2.364cm"><draw:text-box><text:p text:style-name="P2"><text:span text:style-name="T5">a ) Test connexion: </text:span></text:p></draw:text-box></draw:frame><draw:frame draw:style-name="gr3" draw:text-style-name="P3" svg:width="0.35cm" svg:height="0.433cm" svg:x="0.339cm" svg:y="3.173cm"><draw:text-box><text:p text:style-name="P2"><text:span text:style-name="T3"></text:span></text:p></draw:text-box></draw:frame><draw:frame draw:style-name="gr8" draw:text-style-name="P3" svg:width="10.013cm" svg:height="0.477cm" svg:x="0.974cm" svg:y="3.154cm"><draw:text-box><text:p text:style-name="P2"><text:span text:style-name="T2">Ajouter un utilisateur dans le system(« toto » , « passWord74 »)</text:span></text:p></draw:text-box></draw:frame><draw:frame draw:style-name="gr3" draw:text-style-name="P3" svg:width="0.35cm" svg:height="0.433cm" svg:x="0.339cm" svg:y="3.648cm"><draw:text-box><text:p text:style-name="P2"><text:span text:style-name="T3"></text:span></text:p></draw:text-box></draw:frame><draw:frame draw:style-name="gr9" draw:text-style-name="P3" svg:width="6.213cm" svg:height="0.477cm" svg:x="0.974cm" svg:y="3.627cm"><draw:text-box><text:p text:style-name="P2"><text:span text:style-name="T2">Test avec « toto » et mdp <text:s/>« password »</text:span></text:p></draw:text-box></draw:frame><draw:frame draw:style-name="gr3" draw:text-style-name="P3" svg:width="0.35cm" svg:height="0.433cm" svg:x="0.339cm" svg:y="4.122cm"><draw:text-box><text:p text:style-name="P2"><text:span text:style-name="T3"></text:span></text:p></draw:text-box></draw:frame><draw:frame draw:style-name="gr10" draw:text-style-name="P3" svg:width="5.329cm" svg:height="0.477cm" svg:x="0.974cm" svg:y="4.103cm"><draw:text-box><text:p text:style-name="P2"><text:span text:style-name="T2">L’identification ne fonctionne pas.</text:span></text:p></draw:text-box></draw:frame><draw:frame draw:style-name="gr3" draw:text-style-name="P3" svg:width="0.35cm" svg:height="0.433cm" svg:x="0.339cm" svg:y="4.597cm"><draw:text-box><text:p text:style-name="P2"><text:span text:style-name="T3"></text:span></text:p></draw:text-box></draw:frame><draw:frame draw:style-name="gr11" draw:text-style-name="P3" svg:width="12.339cm" svg:height="0.477cm" svg:x="0.974cm" svg:y="4.576cm"><draw:text-box><text:p text:style-name="P2"><text:span text:style-name="T2">Réaliser une authentification avec l’identifiant « to » et le mdp «passWord74 »</text:span></text:p></draw:text-box></draw:frame><draw:frame draw:style-name="gr3" draw:text-style-name="P3" svg:width="0.35cm" svg:height="0.433cm" svg:x="0.339cm" svg:y="5.071cm"><draw:text-box><text:p text:style-name="P2"><text:span text:style-name="T3"></text:span></text:p></draw:text-box></draw:frame><draw:frame draw:style-name="gr10" draw:text-style-name="P3" svg:width="5.329cm" svg:height="0.477cm" svg:x="0.974cm" svg:y="5.052cm"><draw:text-box><text:p text:style-name="P2"><text:span text:style-name="T2">L’identification ne fonctionne pas.</text:span></text:p></draw:text-box></draw:frame><draw:frame draw:style-name="gr3" draw:text-style-name="P3" svg:width="0.35cm" svg:height="0.433cm" svg:x="0.339cm" svg:y="5.546cm"><draw:text-box><text:p text:style-name="P2"><text:span text:style-name="T3"></text:span></text:p></draw:text-box></draw:frame><draw:frame draw:style-name="gr11" draw:text-style-name="P3" svg:width="12.339cm" svg:height="0.477cm" svg:x="0.974cm" svg:y="5.525cm"><draw:text-box><text:p text:style-name="P2"><text:span text:style-name="T2">Réaliser une authentification avec l’identifiant « to » et le mdp «passWord74 »</text:span></text:p></draw:text-box></draw:frame><draw:frame draw:style-name="gr3" draw:text-style-name="P3" svg:width="0.35cm" svg:height="0.433cm" svg:x="0.339cm" svg:y="6.02cm"><draw:text-box><text:p text:style-name="P2"><text:span text:style-name="T3"></text:span></text:p></draw:text-box></draw:frame><draw:frame draw:style-name="gr12" draw:text-style-name="P3" svg:width="8.573cm" svg:height="0.477cm" svg:x="0.974cm" svg:y="6.001cm"><draw:text-box><text:p text:style-name="P2"><text:span text:style-name="T2">Identification fonctionne + redirection vers page menu</text:span></text:p></draw:text-box></draw:frame><draw:frame draw:style-name="gr13" draw:text-style-name="P3" svg:width="3.253cm" svg:height="0.477cm" svg:x="-0.296cm" svg:y="6.787cm"><draw:text-box><text:p text:style-name="P2"><text:span text:style-name="T5">b) Test déconnexion:</text:span></text:p></draw:text-box></draw:frame><draw:frame draw:style-name="gr3" draw:text-style-name="P3" svg:width="0.35cm" svg:height="0.433cm" svg:x="0.339cm" svg:y="7.599cm"><draw:text-box><text:p text:style-name="P2"><text:span text:style-name="T3"></text:span></text:p></draw:text-box></draw:frame><draw:frame draw:style-name="gr14" draw:text-style-name="P3" svg:width="2.049cm" svg:height="0.477cm" svg:x="0.974cm" svg:y="7.578cm"><draw:text-box><text:p text:style-name="P2"><text:span text:style-name="T2">Se connecter</text:span></text:p></draw:text-box></draw:frame><draw:frame draw:style-name="gr3" draw:text-style-name="P3" svg:width="0.35cm" svg:height="0.433cm" svg:x="0.339cm" svg:y="8.072cm"><draw:text-box><text:p text:style-name="P2"><text:span text:style-name="T3"></text:span></text:p></draw:text-box></draw:frame><draw:frame draw:style-name="gr15" draw:text-style-name="P3" svg:width="2.446cm" svg:height="0.477cm" svg:x="0.974cm" svg:y="8.05cm"><draw:text-box><text:p text:style-name="P2"><text:span text:style-name="T2">Se déconnecter</text:span></text:p></draw:text-box></draw:frame><draw:frame draw:style-name="gr3" draw:text-style-name="P3" svg:width="0.35cm" svg:height="0.433cm" svg:x="0.339cm" svg:y="8.548cm"><draw:text-box><text:p text:style-name="P2"><text:span text:style-name="T3"></text:span></text:p></draw:text-box></draw:frame><draw:frame draw:style-name="gr16" draw:text-style-name="P3" svg:width="5.864cm" svg:height="0.477cm" svg:x="0.974cm" svg:y="8.527cm"><draw:text-box><text:p text:style-name="P2"><text:span text:style-name="T2">Voir si la page de connexion apparaît </text:span></text:p></draw:text-box></draw:frame><draw:frame draw:style-name="gr17" draw:text-style-name="P3" svg:width="5.68cm" svg:height="0.477cm" svg:x="-0.296cm" svg:y="9.476cm"><draw:text-box><text:p text:style-name="P2"><text:span text:style-name="T5">c) Test bouton «se souvenir de moi»</text:span></text:p></draw:text-box></draw:frame><draw:frame draw:style-name="gr3" draw:text-style-name="P3" svg:width="0.35cm" svg:height="0.433cm" svg:x="0.339cm" svg:y="10.446cm"><draw:text-box><text:p text:style-name="P2"><text:span text:style-name="T3"></text:span></text:p></draw:text-box></draw:frame><draw:frame draw:style-name="gr18" draw:text-style-name="P3" svg:width="7.035cm" svg:height="0.477cm" svg:x="0.974cm" svg:y="10.425cm"><draw:text-box><text:p text:style-name="P2"><text:span text:style-name="T2">Se connecter avec la case se souvenir de moi</text:span></text:p></draw:text-box></draw:frame><draw:frame draw:style-name="gr3" draw:text-style-name="P3" svg:width="0.35cm" svg:height="0.433cm" svg:x="0.339cm" svg:y="10.918cm"><draw:text-box><text:p text:style-name="P2"><text:span text:style-name="T3"></text:span></text:p></draw:text-box></draw:frame><draw:frame draw:style-name="gr19" draw:text-style-name="P3" svg:width="6.425cm" svg:height="0.477cm" svg:x="0.974cm" svg:y="10.897cm"><draw:text-box><text:p text:style-name="P2"><text:span text:style-name="T2">Quitter l'application sans se déconnecter</text:span></text:p></draw:text-box></draw:frame><draw:frame draw:style-name="gr3" draw:text-style-name="P3" svg:width="0.35cm" svg:height="0.433cm" svg:x="0.339cm" svg:y="11.395cm"><draw:text-box><text:p text:style-name="P2"><text:span text:style-name="T3"></text:span></text:p></draw:text-box></draw:frame><draw:frame draw:style-name="gr20" draw:text-style-name="P3" svg:width="3.054cm" svg:height="0.477cm" svg:x="0.974cm" svg:y="11.374cm"><draw:text-box><text:p text:style-name="P2"><text:span text:style-name="T2">Lancer l'application</text:span></text:p></draw:text-box></draw:frame><draw:frame draw:style-name="gr3" draw:text-style-name="P3" svg:width="0.35cm" svg:height="0.433cm" svg:x="0.339cm" svg:y="11.867cm"><draw:text-box><text:p text:style-name="P2"><text:span text:style-name="T3"></text:span></text:p></draw:text-box></draw:frame><draw:frame draw:style-name="gr21" draw:text-style-name="P3" svg:width="14.288cm" svg:height="0.477cm" svg:x="0.974cm" svg:y="11.846cm"><draw:text-box><text:p text:style-name="P2"><text:span text:style-name="T2">La page d'authentification doit faire apparaître le nom de compte et mdp(avec des étoiles) </text:span></text:p></draw:text-box></draw:frame><draw:frame draw:style-name="gr3" draw:text-style-name="P3" svg:width="0.35cm" svg:height="0.433cm" svg:x="0.339cm" svg:y="12.344cm"><draw:text-box><text:p text:style-name="P2"><text:span text:style-name="T3"></text:span></text:p></draw:text-box></draw:frame><draw:frame draw:style-name="gr22" draw:text-style-name="P3" svg:width="5.596cm" svg:height="0.477cm" svg:x="0.974cm" svg:y="12.323cm"><draw:text-box><text:p text:style-name="P2"><text:span text:style-name="T2">Cliquer sur le bouton « connexion »</text:span></text:p></draw:text-box></draw:frame><draw:frame draw:style-name="gr3" draw:text-style-name="P3" svg:width="0.35cm" svg:height="0.433cm" svg:x="0.339cm" svg:y="12.816cm"><draw:text-box><text:p text:style-name="P2"><text:span text:style-name="T3"></text:span></text:p></draw:text-box></draw:frame><draw:frame draw:style-name="gr23" draw:text-style-name="P3" svg:width="6.527cm" svg:height="0.477cm" svg:x="0.974cm" svg:y="12.795cm"><draw:text-box><text:p text:style-name="P2"><text:span text:style-name="T2">la page du menu d'accueil doit apparaître</text:span></text:p></draw:text-box></draw:frame><draw:line draw:style-name="gr5" svg:x1="-0.297cm" svg:y1="14.47cm" svg:x2="2.73cm" svg:y2="14.47cm"><text:p/></draw:line><draw:frame draw:style-name="gr24" draw:text-style-name="P3" svg:width="3.029cm" svg:height="0.477cm" svg:x="-0.296cm" svg:y="14.058cm"><draw:text-box><text:p text:style-name="P2"><text:span text:style-name="T4">II) <text:s/>Test navigation: </text:span></text:p></draw:text-box></draw:frame><draw:frame draw:style-name="gr25" draw:text-style-name="P3" svg:width="0.308cm" svg:height="0.477cm" svg:x="-0.296cm" svg:y="14.848cm"><draw:text-box><text:p text:style-name="P2"><text:span text:style-name="T5">a)</text:span></text:p></draw:text-box></draw:frame><draw:frame draw:style-name="gr26" draw:text-style-name="P3" svg:width="13.165cm" svg:height="0.477cm" svg:x="0.339cm" svg:y="14.848cm"><draw:text-box><text:p text:style-name="P2"><text:span text:style-name="T5">Test En tant qu’utilisateur connecté, je peux accéder aux onglets en cliquant dessus </text:span></text:p></draw:text-box></draw:frame><draw:frame draw:style-name="gr3" draw:text-style-name="P3" svg:width="0.35cm" svg:height="0.433cm" svg:x="0.339cm" svg:y="15.342cm"><draw:text-box><text:p text:style-name="P2"><text:span text:style-name="T3"></text:span></text:p></draw:text-box></draw:frame><draw:frame draw:style-name="gr27" draw:text-style-name="P3" svg:width="2.107cm" svg:height="0.477cm" svg:x="0.974cm" svg:y="15.321cm"><draw:text-box><text:p text:style-name="P2"><text:span text:style-name="T2">Se connecter.</text:span></text:p></draw:text-box></draw:frame><draw:frame draw:style-name="gr3" draw:text-style-name="P3" svg:width="0.35cm" svg:height="0.433cm" svg:x="0.339cm" svg:y="15.819cm"><draw:text-box><text:p text:style-name="P2"><text:span text:style-name="T3"></text:span></text:p></draw:text-box></draw:frame><draw:frame draw:style-name="gr28" draw:text-style-name="P3" svg:width="3.387cm" svg:height="0.477cm" svg:x="0.974cm" svg:y="15.797cm"><draw:text-box><text:p text:style-name="P2"><text:span text:style-name="T2">Cliquer sur un onglet.</text:span></text:p></draw:text-box></draw:frame><draw:frame draw:style-name="gr3" draw:text-style-name="P3" svg:width="0.35cm" svg:height="0.433cm" svg:x="0.339cm" svg:y="16.291cm"><draw:text-box><text:p text:style-name="P2"><text:span text:style-name="T3"></text:span></text:p></draw:text-box></draw:frame><draw:frame draw:style-name="gr29" draw:text-style-name="P3" svg:width="11.401cm" svg:height="0.477cm" svg:x="0.974cm" svg:y="16.27cm"><draw:text-box><text:p text:style-name="P2"><text:span text:style-name="T2">Regarder si la nouvelle page s’affiche correctement avec tout le contenu.</text:span></text:p></draw:text-box></draw:frame><draw:frame draw:style-name="gr3" draw:text-style-name="P3" svg:width="0.35cm" svg:height="0.433cm" svg:x="0.339cm" svg:y="16.768cm"><draw:text-box><text:p text:style-name="P2"><text:span text:style-name="T3"></text:span></text:p></draw:text-box></draw:frame><draw:frame draw:style-name="gr30" draw:text-style-name="P3" svg:width="4.818cm" svg:height="0.477cm" svg:x="0.974cm" svg:y="16.746cm"><draw:text-box><text:p text:style-name="P2"><text:span text:style-name="T2">On clique sur le bouton retour.</text:span></text:p></draw:text-box></draw:frame><draw:frame draw:style-name="gr3" draw:text-style-name="P3" svg:width="0.35cm" svg:height="0.433cm" svg:x="0.339cm" svg:y="17.24cm"><draw:text-box><text:p text:style-name="P2"><text:span text:style-name="T3"></text:span></text:p></draw:text-box></draw:frame><draw:frame draw:style-name="gr31" draw:text-style-name="P3" svg:width="4.91cm" svg:height="0.477cm" svg:x="0.974cm" svg:y="17.219cm"><draw:text-box><text:p text:style-name="P2"><text:span text:style-name="T2">Regarder si on arrive au menu. </text:span></text:p></draw:text-box></draw:frame><draw:frame draw:style-name="gr32" draw:text-style-name="P3" svg:width="0.503cm" svg:height="0.477cm" svg:x="-0.296cm" svg:y="18.796cm"><draw:text-box><text:p text:style-name="P2"><text:span text:style-name="T4">III) </text:span></text:p></draw:text-box></draw:frame><draw:frame draw:style-name="gr3" draw:text-style-name="P3" svg:width="0.092cm" svg:height="0.477cm" svg:x="-0.3cm" svg:y="18.796cm"><draw:text-box><text:p text:style-name="P2"><text:span text:style-name="T4"><text:s/></text:span></text:p></draw:text-box></draw:frame><draw:line draw:style-name="gr5" svg:x1="-0.3cm" svg:y1="19.207cm" svg:x2="0.201cm" svg:y2="19.207cm"><text:p/></draw:line><draw:frame draw:style-name="gr33" draw:text-style-name="P3" svg:width="2.707cm" svg:height="0.477cm" svg:x="0.113cm" svg:y="18.796cm"><draw:text-box><text:p text:style-name="P2"><text:span text:style-name="T4"><text:s/></text:span><text:span text:style-name="T4">Test fonctionnel:</text:span></text:p></draw:text-box></draw:frame><draw:frame draw:style-name="gr3" draw:text-style-name="P3" svg:width="0.092cm" svg:height="0.477cm" svg:x="0.197cm" svg:y="18.796cm"><draw:text-box><text:p text:style-name="P2"><text:span text:style-name="T4"><text:s/></text:span></text:p></draw:text-box></draw:frame><draw:line draw:style-name="gr5" svg:x1="0.196cm" svg:y1="19.207cm" svg:x2="2.81cm" svg:y2="19.207cm"><text:p/></draw:line><draw:frame draw:style-name="gr3" draw:text-style-name="P3" svg:width="0.092cm" svg:height="0.477cm" svg:x="2.723cm" svg:y="18.796cm"><draw:text-box><text:p text:style-name="P2"><text:span text:style-name="T4"><text:s/></text:span></text:p></draw:text-box></draw:frame><draw:frame draw:style-name="gr25" draw:text-style-name="P3" svg:width="0.308cm" svg:height="0.477cm" svg:x="-0.296cm" svg:y="19.745cm"><draw:text-box><text:p text:style-name="P2"><text:span text:style-name="T5">a)</text:span></text:p></draw:text-box></draw:frame><draw:frame draw:style-name="gr34" draw:text-style-name="P3" svg:width="15.304cm" svg:height="0.477cm" svg:x="0.339cm" svg:y="19.745cm"><draw:text-box><text:p text:style-name="P2"><text:span text:style-name="T5">En tant qu’utilisateur, je peux ajouter un médicament (même idée pour ajouter une commande / </text:span></text:p></draw:text-box></draw:frame><draw:frame draw:style-name="gr35" draw:text-style-name="P3" svg:width="7.406cm" svg:height="0.477cm" svg:x="0.339cm" svg:y="20.458cm"><draw:text-box><text:p text:style-name="P2"><text:span text:style-name="T5">pour les autres services ajouter une demande) </text:span></text:p></draw:text-box></draw:frame><draw:frame draw:style-name="gr3" draw:text-style-name="P3" svg:width="0.35cm" svg:height="0.433cm" svg:x="0.339cm" svg:y="20.951cm"><draw:text-box><text:p text:style-name="P2"><text:span text:style-name="T3"></text:span></text:p></draw:text-box></draw:frame><draw:frame draw:style-name="gr36" draw:text-style-name="P3" svg:width="4.019cm" svg:height="0.477cm" svg:x="0.974cm" svg:y="20.93cm"><draw:text-box><text:p text:style-name="P2"><text:span text:style-name="T2">A partir de l’onglet stock .</text:span></text:p></draw:text-box></draw:frame><draw:frame draw:style-name="gr3" draw:text-style-name="P3" svg:width="0.35cm" svg:height="0.433cm" svg:x="0.339cm" svg:y="21.428cm"><draw:text-box><text:p text:style-name="P2"><text:span text:style-name="T3"></text:span></text:p></draw:text-box></draw:frame><draw:frame draw:style-name="gr37" draw:text-style-name="P3" svg:width="5.615cm" svg:height="0.477cm" svg:x="0.974cm" svg:y="21.407cm"><draw:text-box><text:p text:style-name="P2"><text:span text:style-name="T2">Tester le bouton ajouter/supprimer.</text:span></text:p></draw:text-box></draw:frame><draw:frame draw:style-name="gr3" draw:text-style-name="P3" svg:width="0.35cm" svg:height="0.433cm" svg:x="0.339cm" svg:y="21.9cm"><draw:text-box><text:p text:style-name="P2"><text:span text:style-name="T3"></text:span></text:p></draw:text-box></draw:frame><draw:frame draw:style-name="gr38" draw:text-style-name="P3" svg:width="3.62cm" svg:height="0.477cm" svg:x="0.974cm" svg:y="21.879cm"><draw:text-box><text:p text:style-name="P2"><text:span text:style-name="T2">Écrire les informations.</text:span></text:p></draw:text-box></draw:frame><draw:frame draw:style-name="gr3" draw:text-style-name="P3" svg:width="0.35cm" svg:height="0.433cm" svg:x="0.339cm" svg:y="22.377cm"><draw:text-box><text:p text:style-name="P2"><text:span text:style-name="T3"></text:span></text:p></draw:text-box></draw:frame><draw:frame draw:style-name="gr39" draw:text-style-name="P3" svg:width="9.55cm" svg:height="0.477cm" svg:x="0.974cm" svg:y="22.356cm"><draw:text-box><text:p text:style-name="P2"><text:span text:style-name="T2">Tester les cas impossibles (doublon d’id , syntaxe incorrect..).</text:span></text:p></draw:text-box></draw:frame><draw:frame draw:style-name="gr3" draw:text-style-name="P3" svg:width="0.35cm" svg:height="0.433cm" svg:x="0.339cm" svg:y="22.849cm"><draw:text-box><text:p text:style-name="P2"><text:span text:style-name="T3"></text:span></text:p></draw:text-box></draw:frame><draw:frame draw:style-name="gr40" draw:text-style-name="P3" svg:width="2.02cm" svg:height="0.477cm" svg:x="0.974cm" svg:y="22.828cm"><draw:text-box><text:p text:style-name="P2"><text:span text:style-name="T2">Sauvegarder.</text:span></text:p></draw:text-box></draw:frame><draw:frame draw:style-name="gr3" draw:text-style-name="P3" svg:width="0.35cm" svg:height="0.433cm" svg:x="0.339cm" svg:y="23.326cm"><draw:text-box><text:p text:style-name="P2"><text:span text:style-name="T3"></text:span></text:p></draw:text-box></draw:frame><draw:frame draw:style-name="gr41" draw:text-style-name="P3" svg:width="4.437cm" svg:height="0.477cm" svg:x="0.974cm" svg:y="23.305cm"><draw:text-box><text:p text:style-name="P2"><text:span text:style-name="T2">Retour sur la page « stock ».</text:span></text:p></draw:text-box></draw:frame><draw:frame draw:style-name="gr3" draw:text-style-name="P3" svg:width="0.35cm" svg:height="0.433cm" svg:x="0.339cm" svg:y="23.798cm"><draw:text-box><text:p text:style-name="P2"><text:span text:style-name="T3"></text:span></text:p></draw:text-box></draw:frame><draw:frame draw:style-name="gr42" draw:text-style-name="P3" svg:width="7.587cm" svg:height="0.477cm" svg:x="0.974cm" svg:y="23.777cm"><draw:text-box><text:p text:style-name="P2"><text:span text:style-name="T2">Regarder si le nouveau médicament est présent.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g text:anchor-type="paragraph" draw:z-index="1" draw:style-name="gr1"><draw:frame draw:style-name="gr43" draw:text-style-name="P3" svg:width="0.325cm" svg:height="0.477cm" svg:x="-0.289cm" svg:y="0cm"><draw:text-box><text:p text:style-name="P4"><text:span text:style-name="T5">b)</text:span></text:p></draw:text-box></draw:frame><draw:frame draw:style-name="gr44" draw:text-style-name="P3" svg:width="14.175cm" svg:height="0.477cm" svg:x="0.346cm" svg:y="0cm"><draw:text-box><text:p text:style-name="P4"><text:span text:style-name="T5">En tant qu’utilisateur, je peux supprimer un médicament (même idée pour supprimer une </text:span></text:p></draw:text-box></draw:frame><draw:frame draw:style-name="gr45" draw:text-style-name="P3" svg:width="9.988cm" svg:height="0.477cm" svg:x="0.346cm" svg:y="0.709cm"><draw:text-box><text:p text:style-name="P4"><text:span text:style-name="T5">commande / pour les autres services supprimer une demande) </text:span></text:p></draw:text-box></draw:frame><draw:frame draw:style-name="gr3" draw:text-style-name="P3" svg:width="0.35cm" svg:height="0.433cm" svg:x="0.346cm" svg:y="1.679cm"><draw:text-box><text:p text:style-name="P4"><text:span text:style-name="T3"></text:span></text:p></draw:text-box></draw:frame><draw:frame draw:style-name="gr46" draw:text-style-name="P3" svg:width="3.922cm" svg:height="0.477cm" svg:x="0.981cm" svg:y="1.658cm"><draw:text-box><text:p text:style-name="P4"><text:span text:style-name="T2">A partir de l’onglet stock </text:span></text:p></draw:text-box></draw:frame><draw:frame draw:style-name="gr3" draw:text-style-name="P3" svg:width="0.35cm" svg:height="0.433cm" svg:x="0.346cm" svg:y="2.155cm"><draw:text-box><text:p text:style-name="P4"><text:span text:style-name="T3"></text:span></text:p></draw:text-box></draw:frame><draw:frame draw:style-name="gr47" draw:text-style-name="P3" svg:width="6.307cm" svg:height="0.477cm" svg:x="0.981cm" svg:y="2.134cm"><draw:text-box><text:p text:style-name="P4"><text:span text:style-name="T2">Cliquer sur le bouton ajouter/supprimer</text:span></text:p></draw:text-box></draw:frame><draw:frame draw:style-name="gr3" draw:text-style-name="P3" svg:width="0.35cm" svg:height="0.433cm" svg:x="0.346cm" svg:y="2.628cm"><draw:text-box><text:p text:style-name="P4"><text:span text:style-name="T3"></text:span></text:p></draw:text-box></draw:frame><draw:frame draw:style-name="gr48" draw:text-style-name="P3" svg:width="3.927cm" svg:height="0.477cm" svg:x="0.981cm" svg:y="2.607cm"><draw:text-box><text:p text:style-name="P4"><text:span text:style-name="T2">Indiquer un faux produit </text:span></text:p></draw:text-box></draw:frame><draw:frame draw:style-name="gr3" draw:text-style-name="P3" svg:width="0.35cm" svg:height="0.433cm" svg:x="0.346cm" svg:y="3.104cm"><draw:text-box><text:p text:style-name="P4"><text:span text:style-name="T3"></text:span></text:p></draw:text-box></draw:frame><draw:frame draw:style-name="gr49" draw:text-style-name="P3" svg:width="1.96cm" svg:height="0.477cm" svg:x="0.981cm" svg:y="3.083cm"><draw:text-box><text:p text:style-name="P4"><text:span text:style-name="T2">Sauvegarder</text:span></text:p></draw:text-box></draw:frame><draw:frame draw:style-name="gr3" draw:text-style-name="P3" svg:width="0.35cm" svg:height="0.433cm" svg:x="0.346cm" svg:y="3.577cm"><draw:text-box><text:p text:style-name="P4"><text:span text:style-name="T3"></text:span></text:p></draw:text-box></draw:frame><draw:frame draw:style-name="gr50" draw:text-style-name="P3" svg:width="9.949cm" svg:height="0.477cm" svg:x="0.981cm" svg:y="3.556cm"><draw:text-box><text:p text:style-name="P4"><text:span text:style-name="T2">Un message doit apparaître « erreur médicament introuvable »</text:span></text:p></draw:text-box></draw:frame><draw:frame draw:style-name="gr3" draw:text-style-name="P3" svg:width="0.35cm" svg:height="0.433cm" svg:x="0.346cm" svg:y="4.053cm"><draw:text-box><text:p text:style-name="P4"><text:span text:style-name="T3"></text:span></text:p></draw:text-box></draw:frame><draw:frame draw:style-name="gr51" draw:text-style-name="P3" svg:width="3.873cm" svg:height="0.477cm" svg:x="0.981cm" svg:y="4.032cm"><draw:text-box><text:p text:style-name="P4"><text:span text:style-name="T2">Indiquer un bon produit </text:span></text:p></draw:text-box></draw:frame><draw:frame draw:style-name="gr3" draw:text-style-name="P3" svg:width="0.35cm" svg:height="0.433cm" svg:x="0.346cm" svg:y="4.526cm"><draw:text-box><text:p text:style-name="P4"><text:span text:style-name="T3"></text:span></text:p></draw:text-box></draw:frame><draw:frame draw:style-name="gr49" draw:text-style-name="P3" svg:width="1.96cm" svg:height="0.477cm" svg:x="0.981cm" svg:y="4.505cm"><draw:text-box><text:p text:style-name="P4"><text:span text:style-name="T2">Sauvegarder</text:span></text:p></draw:text-box></draw:frame><draw:frame draw:style-name="gr3" draw:text-style-name="P3" svg:width="0.35cm" svg:height="0.433cm" svg:x="0.346cm" svg:y="5.002cm"><draw:text-box><text:p text:style-name="P4"><text:span text:style-name="T3"></text:span></text:p></draw:text-box></draw:frame><draw:frame draw:style-name="gr52" draw:text-style-name="P3" svg:width="7.903cm" svg:height="0.477cm" svg:x="0.981cm" svg:y="4.981cm"><draw:text-box><text:p text:style-name="P4"><text:span text:style-name="T2">Un message doit apparaître « suppression réussi »</text:span></text:p></draw:text-box></draw:frame><draw:frame draw:style-name="gr3" draw:text-style-name="P3" svg:width="0.35cm" svg:height="0.433cm" svg:x="0.346cm" svg:y="5.475cm"><draw:text-box><text:p text:style-name="P4"><text:span text:style-name="T3"></text:span></text:p></draw:text-box></draw:frame><draw:frame draw:style-name="gr53" draw:text-style-name="P3" svg:width="8.87cm" svg:height="0.477cm" svg:x="0.981cm" svg:y="5.454cm"><draw:text-box><text:p text:style-name="P4"><text:span text:style-name="T2">Le médicament ne doit plus être visible sur la page stock</text:span></text:p></draw:text-box></draw:frame><draw:frame draw:style-name="gr3" draw:text-style-name="P3" svg:width="0.35cm" svg:height="0.433cm" svg:x="0.346cm" svg:y="5.951cm"><draw:text-box><text:p text:style-name="P4"><text:span text:style-name="T3"></text:span></text:p></draw:text-box></draw:frame><draw:frame draw:style-name="gr54" draw:text-style-name="P3" svg:width="3.521cm" svg:height="0.477cm" svg:x="0.981cm" svg:y="5.93cm"><draw:text-box><text:p text:style-name="P4"><text:span text:style-name="T2">Écrire les informations</text:span></text:p></draw:text-box></draw:frame><draw:frame draw:style-name="gr55" draw:text-style-name="P3" svg:width="0.287cm" svg:height="0.477cm" svg:x="-0.289cm" svg:y="6.879cm"><draw:text-box><text:p text:style-name="P4"><text:span text:style-name="T5">c)</text:span></text:p></draw:text-box></draw:frame><draw:frame draw:style-name="gr56" draw:text-style-name="P3" svg:width="13.611cm" svg:height="0.477cm" svg:x="0.346cm" svg:y="6.879cm"><draw:text-box><text:p text:style-name="P4"><text:span text:style-name="T5">En tant qu’utilisateur, je peux modifier un médicament (même idée pour modifier une </text:span></text:p></draw:text-box></draw:frame><draw:frame draw:style-name="gr57" draw:text-style-name="P3" svg:width="9.704cm" svg:height="0.477cm" svg:x="0.346cm" svg:y="7.588cm"><draw:text-box><text:p text:style-name="P4"><text:span text:style-name="T5">commande / pour les autres services modifier une demande) </text:span></text:p></draw:text-box></draw:frame><draw:frame draw:style-name="gr3" draw:text-style-name="P3" svg:width="0.35cm" svg:height="0.433cm" svg:x="0.346cm" svg:y="8.558cm"><draw:text-box><text:p text:style-name="P4"><text:span text:style-name="T3"></text:span></text:p></draw:text-box></draw:frame><draw:frame draw:style-name="gr46" draw:text-style-name="P3" svg:width="3.922cm" svg:height="0.477cm" svg:x="0.981cm" svg:y="8.537cm"><draw:text-box><text:p text:style-name="P4"><text:span text:style-name="T2">A partir de l’onglet stock </text:span></text:p></draw:text-box></draw:frame><draw:frame draw:style-name="gr3" draw:text-style-name="P3" svg:width="0.35cm" svg:height="0.433cm" svg:x="0.346cm" svg:y="9.035cm"><draw:text-box><text:p text:style-name="P4"><text:span text:style-name="T3"></text:span></text:p></draw:text-box></draw:frame><draw:frame draw:style-name="gr58" draw:text-style-name="P3" svg:width="8.064cm" svg:height="0.477cm" svg:x="0.981cm" svg:y="9.013cm"><draw:text-box><text:p text:style-name="P4"><text:span text:style-name="T2">Identifier un médicament avec son numéro unique </text:span></text:p></draw:text-box></draw:frame><draw:frame draw:style-name="gr3" draw:text-style-name="P3" svg:width="0.35cm" svg:height="0.433cm" svg:x="0.346cm" svg:y="9.507cm"><draw:text-box><text:p text:style-name="P4"><text:span text:style-name="T3"></text:span></text:p></draw:text-box></draw:frame><draw:frame draw:style-name="gr59" draw:text-style-name="P3" svg:width="9.207cm" svg:height="0.477cm" svg:x="0.981cm" svg:y="9.486cm"><draw:text-box><text:p text:style-name="P4"><text:span text:style-name="T2">Changer directement les informations depuis la page stock</text:span></text:p></draw:text-box></draw:frame><draw:frame draw:style-name="gr3" draw:text-style-name="P3" svg:width="0.35cm" svg:height="0.433cm" svg:x="0.346cm" svg:y="9.984cm"><draw:text-box><text:p text:style-name="P4"><text:span text:style-name="T3"></text:span></text:p></draw:text-box></draw:frame><draw:frame draw:style-name="gr60" draw:text-style-name="P3" svg:width="2.049cm" svg:height="0.477cm" svg:x="0.981cm" svg:y="9.962cm"><draw:text-box><text:p text:style-name="P4"><text:span text:style-name="T2">Sauvegarder </text:span></text:p></draw:text-box></draw:frame><draw:frame draw:style-name="gr3" draw:text-style-name="P3" svg:width="0.35cm" svg:height="0.433cm" svg:x="0.346cm" svg:y="10.456cm"><draw:text-box><text:p text:style-name="P4"><text:span text:style-name="T3"></text:span></text:p></draw:text-box></draw:frame><draw:frame draw:style-name="gr61" draw:text-style-name="P3" svg:width="7.296cm" svg:height="0.477cm" svg:x="0.981cm" svg:y="10.435cm"><draw:text-box><text:p text:style-name="P4"><text:span text:style-name="T2">Regarder si le changement a bien été effectué </text:span></text:p></draw:text-box></draw:frame><draw:frame draw:style-name="gr62" draw:text-style-name="P3" svg:width="0.537cm" svg:height="0.477cm" svg:x="-0.289cm" svg:y="12.802cm"><draw:text-box><text:p text:style-name="P4"><text:span text:style-name="T6">Jeu</text:span></text:p></draw:text-box></draw:frame><draw:frame draw:style-name="gr3" draw:text-style-name="P3" svg:width="0.092cm" svg:height="0.477cm" svg:x="-0.293cm" svg:y="12.802cm"><draw:text-box><text:p text:style-name="P4"><text:span text:style-name="T6"><text:s/></text:span></text:p></draw:text-box></draw:frame><draw:line draw:style-name="gr63" svg:x1="-0.293cm" svg:y1="13.215cm" svg:x2="0.239cm" svg:y2="13.215cm"><text:p/></draw:line><draw:frame draw:style-name="gr64" draw:text-style-name="P3" svg:width="0.359cm" svg:height="0.477cm" svg:x="0.152cm" svg:y="12.802cm"><draw:text-box><text:p text:style-name="P4"><text:span text:style-name="T6"><text:s/></text:span><text:span text:style-name="T6">x </text:span></text:p></draw:text-box></draw:frame><draw:line draw:style-name="gr63" svg:x1="0.239cm" svg:y1="13.215cm" svg:x2="0.508cm" svg:y2="13.215cm"><text:p/></draw:line><draw:frame draw:style-name="gr65" draw:text-style-name="P3" svg:width="1.253cm" svg:height="0.477cm" svg:x="0.238cm" svg:y="12.802cm"><draw:text-box><text:p text:style-name="P4"><text:span text:style-name="T6"><text:s text:c="2"/></text:span><text:span text:style-name="T6">d’essai</text:span></text:p></draw:text-box></draw:frame><draw:frame draw:style-name="gr3" draw:text-style-name="P3" svg:width="0.092cm" svg:height="0.477cm" svg:x="0.504cm" svg:y="12.802cm"><draw:text-box><text:p text:style-name="P4"><text:span text:style-name="T6"><text:s/></text:span></text:p></draw:text-box></draw:frame><draw:line draw:style-name="gr63" svg:x1="0.504cm" svg:y1="13.215cm" svg:x2="1.576cm" svg:y2="13.215cm"><text:p/></draw:line><draw:frame draw:style-name="gr3" draw:text-style-name="P3" svg:width="0.092cm" svg:height="0.477cm" svg:x="1.489cm" svg:y="12.802cm"><draw:text-box><text:p text:style-name="P4"><text:span text:style-name="T6"><text:s/></text:span></text:p></draw:text-box></draw:frame><draw:frame draw:style-name="gr66" draw:text-style-name="P3" svg:width="0.415cm" svg:height="0.477cm" svg:x="7.62cm" svg:y="13.589cm"><draw:text-box><text:p text:style-name="P4"><text:span text:style-name="T2">Co</text:span></text:p></draw:text-box></draw:frame><draw:frame draw:style-name="gr3" draw:text-style-name="P3" svg:width="0.092cm" svg:height="0.477cm" svg:x="7.616cm" svg:y="13.589cm"><draw:text-box><text:p text:style-name="P4"><text:span text:style-name="T2"><text:s/></text:span></text:p></draw:text-box></draw:frame><draw:line draw:style-name="gr63" svg:x1="7.616cm" svg:y1="14.001cm" svg:x2="8.029cm" svg:y2="14.001cm"><text:p/></draw:line><draw:frame draw:style-name="gr67" draw:text-style-name="P3" svg:width="1.116cm" svg:height="0.477cm" svg:x="7.939cm" svg:y="13.589cm"><draw:text-box><text:p text:style-name="P4"><text:span text:style-name="T2"><text:s/></text:span><text:span text:style-name="T2">mpte :</text:span></text:p></draw:text-box></draw:frame><draw:frame draw:style-name="gr3" draw:text-style-name="P3" svg:width="0.092cm" svg:height="0.477cm" svg:x="8.026cm" svg:y="13.589cm"><draw:text-box><text:p text:style-name="P4"><text:span text:style-name="T2"><text:s/></text:span></text:p></draw:text-box></draw:frame><draw:line draw:style-name="gr63" svg:x1="8.025cm" svg:y1="14.001cm" svg:x2="9.048cm" svg:y2="14.001cm"><text:p/></draw:line><draw:frame draw:style-name="gr3" draw:text-style-name="P3" svg:width="0.092cm" svg:height="0.477cm" svg:x="8.96cm" svg:y="13.589cm"><draw:text-box><text:p text:style-name="P4"><text:span text:style-name="T2"><text:s/></text:span></text:p></draw:text-box></draw:frame><draw:frame draw:style-name="gr68" draw:text-style-name="P3" svg:width="4.472cm" svg:height="0.477cm" svg:x="-0.289cm" svg:y="14.379cm"><draw:text-box><text:p text:style-name="P4"><text:span text:style-name="T2">- deux comptes super admin</text:span></text:p></draw:text-box></draw:frame><draw:frame draw:style-name="gr69" draw:text-style-name="P3" svg:width="3.497cm" svg:height="0.477cm" svg:x="-0.289cm" svg:y="15.168cm"><draw:text-box><text:p text:style-name="P4"><text:span text:style-name="T2">- deux comptes admin</text:span></text:p></draw:text-box></draw:frame><draw:frame draw:style-name="gr70" draw:text-style-name="P3" svg:width="12.406cm" svg:height="0.477cm" svg:x="-0.289cm" svg:y="15.956cm"><draw:text-box><text:p text:style-name="P4"><text:span text:style-name="T2">- deux comptes utilisateur avec le groupe de droit «pharmacien de l’hôpital</text:span><text:span text:style-name="T4">*1</text:span><text:span text:style-name="T2">»</text:span></text:p></draw:text-box></draw:frame><draw:frame draw:style-name="gr71" draw:text-style-name="P3" svg:width="13.562cm" svg:height="0.477cm" svg:x="-0.289cm" svg:y="16.745cm"><draw:text-box><text:p text:style-name="P4"><text:span text:style-name="T2">-deux comptes utilisateur avec le groupe de droit «infirmiers des services d’hôpital</text:span><text:span text:style-name="T4">*1</text:span><text:span text:style-name="T2">»</text:span></text:p></draw:text-box></draw:frame><draw:frame draw:style-name="gr72" draw:text-style-name="P3" svg:width="14.412cm" svg:height="0.477cm" svg:x="-0.289cm" svg:y="17.533cm"><draw:text-box><text:p text:style-name="P4"><text:span text:style-name="T2">-deux comptes avec le droit «pharmacien de l’hôpital » ET (infirmiers des services d’hôpital)</text:span></text:p></draw:text-box></draw:frame><draw:frame draw:style-name="gr3" draw:text-style-name="P3" svg:width="0.242cm" svg:height="0.477cm" svg:x="5.309cm" svg:y="19.11cm"><draw:text-box><text:p text:style-name="P4"><text:span text:style-name="T2">D</text:span></text:p></draw:text-box></draw:frame><draw:line draw:style-name="gr63" svg:x1="5.305cm" svg:y1="19.522cm" svg:x2="5.545cm" svg:y2="19.522cm"><text:p/></draw:line><draw:frame draw:style-name="gr73" draw:text-style-name="P3" svg:width="1.177cm" svg:height="0.477cm" svg:x="5.306cm" svg:y="19.11cm"><draw:text-box><text:p text:style-name="P4"><text:span text:style-name="T2"><text:s text:c="2"/></text:span><text:span text:style-name="T2">onnée</text:span></text:p></draw:text-box></draw:frame><draw:frame draw:style-name="gr3" draw:text-style-name="P3" svg:width="0.092cm" svg:height="0.477cm" svg:x="5.542cm" svg:y="19.11cm"><draw:text-box><text:p text:style-name="P4"><text:span text:style-name="T2"><text:s/></text:span></text:p></draw:text-box></draw:frame><draw:line draw:style-name="gr63" svg:x1="5.542cm" svg:y1="19.522cm" svg:x2="6.54cm" svg:y2="19.522cm"><text:p/></draw:line><draw:frame draw:style-name="gr74" draw:text-style-name="P3" svg:width="0.244cm" svg:height="0.477cm" svg:x="6.45cm" svg:y="19.11cm"><draw:text-box><text:p text:style-name="P4"><text:span text:style-name="T2"><text:s/></text:span><text:span text:style-name="T2">s</text:span></text:p></draw:text-box></draw:frame><draw:line draw:style-name="gr63" svg:x1="6.539cm" svg:y1="19.522cm" svg:x2="6.691cm" svg:y2="19.522cm"><text:p/></draw:line><draw:frame draw:style-name="gr75" draw:text-style-name="P3" svg:width="3.597cm" svg:height="0.477cm" svg:x="6.54cm" svg:y="19.11cm"><draw:text-box><text:p text:style-name="P4"><text:span text:style-name="T2"><text:s text:c="3"/></text:span><text:span text:style-name="T2">en brute dans la bdd </text:span></text:p></draw:text-box></draw:frame><draw:frame draw:style-name="gr3" draw:text-style-name="P3" svg:width="0.092cm" svg:height="0.477cm" svg:x="6.692cm" svg:y="19.11cm"><draw:text-box><text:p text:style-name="P4"><text:span text:style-name="T2"><text:s/></text:span></text:p></draw:text-box></draw:frame><draw:line draw:style-name="gr63" svg:x1="6.692cm" svg:y1="19.522cm" svg:x2="10.11cm" svg:y2="19.522cm"><text:p/></draw:line><draw:frame draw:style-name="gr3" draw:text-style-name="P3" svg:width="0.092cm" svg:height="0.477cm" svg:x="10.022cm" svg:y="19.11cm"><draw:text-box><text:p text:style-name="P4"><text:span text:style-name="T2"><text:s/></text:span></text:p></draw:text-box></draw:frame><draw:frame draw:style-name="gr76" draw:text-style-name="P3" svg:width="14.839cm" svg:height="0.477cm" svg:x="-0.289cm" svg:y="19.897cm"><draw:text-box><text:p text:style-name="P4"><text:span text:style-name="T2">-une liste de 15 médicaments avec des attributs (prix,type etc..) en commun d'autres avec des </text:span></text:p></draw:text-box></draw:frame><draw:frame draw:style-name="gr77" draw:text-style-name="P3" svg:width="3.144cm" svg:height="0.477cm" svg:x="-0.289cm" svg:y="20.405cm"><draw:text-box><text:p text:style-name="P4"><text:span text:style-name="T2">attributs différents. </text:span></text:p></draw:text-box></draw:frame><draw:frame draw:style-name="gr78" draw:text-style-name="P3" svg:width="15.606cm" svg:height="0.477cm" svg:x="-0.289cm" svg:y="21.191cm"><draw:text-box><text:p text:style-name="P4"><text:span text:style-name="T2">-une grande diversité sur les attributs par exemple, pour des médicaments, un prix très bas (1 euro </text:span></text:p></draw:text-box></draw:frame><draw:frame draw:style-name="gr79" draw:text-style-name="P3" svg:width="5.25cm" svg:height="0.477cm" svg:x="-0.289cm" svg:y="21.699cm"><draw:text-box><text:p text:style-name="P4"><text:span text:style-name="T2">moyen 5 euro et haut 20 euros). <text:s/></text:span></text:p></draw:text-box></draw:frame><draw:frame draw:style-name="gr80" draw:text-style-name="P3" svg:width="10.976cm" svg:height="0.477cm" svg:x="-0.289cm" svg:y="23.276cm"><draw:text-box><text:p text:style-name="P4"><text:span text:style-name="T4">*1: pour plus d'information voir le document «3_niveau_habilitation»</text:span></text:p></draw:text-box></draw:frame></draw:g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Mangal1" svg:font-family="Mangal"/>
    <style:font-face style:name="Wingdings" svg:font-family="Wingding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4:25:11.03</meta:creation-date>
    <dc:date>2018-10-02T14:27:28.82</dc:date>
    <meta:editing-duration>P0D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4.0.3.3$Windows_x86 LibreOffice_project/0eaa50a932c8f2199a615e1eb30f7ac74279539</meta:generator>
  </office:meta>
</office:document-meta>
</file>